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Khmer OS System" svg:font-family="'Khmer OS System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9f2e7" officeooo:paragraph-rsid="0009f2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</text:p>
      <text:p text:style-name="P1">Kind of worker: Service <text:line-break/>What they do: Service Provider<text:line-break/>Example: Service<text:line-break/><text:line-break/>3. </text:p>
      <text:p text:style-name="P1">Kind of worker: Blue-collar worker<text:line-break/>What they do: Manual Worker<text:line-break/>Example: Service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Khmer OS System" svg:font-family="'Khmer OS System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Khmer OS System" style:font-family-complex="'Khmer OS Syste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Source Han Serif CN" style:font-family-asian="'Source Han Serif CN'" style:font-family-generic-asian="system" style:font-pitch-asian="variable" style:font-size-asian="14pt" style:font-weight-asian="bold" style:font-name-complex="Khmer OS System" style:font-family-complex="'Khmer OS System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5T10:09:12.863404893</dc:date>
    <meta:editing-duration>PT8M34S</meta:editing-duration>
    <meta:editing-cycles>1</meta:editing-cycles>
    <meta:document-statistic meta:table-count="0" meta:image-count="0" meta:object-count="0" meta:page-count="1" meta:paragraph-count="3" meta:word-count="25" meta:character-count="159" meta:non-whitespace-character-count="133"/>
    <meta:generator>LibreOffice/7.1.2.2$Linux_X86_64 LibreOffice_project/10$Build-2</meta:generator>
  </office:meta>
</office:document-meta>
</file>